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53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5" style:family="table-cell" style:parent-style-name="Default">
      <style:table-cell-properties fo:background-color="#f8aa97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6" style:family="table-cell" style:parent-style-name="Default">
      <style:table-cell-properties fo:background-color="#add58a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/>
          <table:table-cell office:value-type="string" calcext:value-type="string">
            <text:p>Point &lt;T&gt;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5" office:value-type="string" calcext:value-type="string">
            <text:p>T x_coord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5" office:value-type="string" calcext:value-type="string">
            <text:p>T y_co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Point<text:span text:style-name="T1">()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Point(T, T)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Point(T)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virtual ~Point()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T getX() cons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T getY() cons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std::string print() cons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T abs() cons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+</text:p>
          </table:table-cell>
          <table:table-cell table:style-name="ce16" office:value-type="string" calcext:value-type="string">
            <text:p>T distance(const Point &amp;) const</text:p>
          </table:table-cell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25:12.180803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5-05T16:26:43.705285059</dc:date>
    <meta:editing-duration>PT18M39S</meta:editing-duration>
    <meta:editing-cycles>10</meta:editing-cycles>
    <meta:generator>LibreOffice/6.0.7.3$Linux_X86_64 LibreOffice_project/00m0$Build-3</meta:generator>
    <meta:document-statistic meta:table-count="1" meta:cell-count="23" meta:object-count="0"/>
  </office:meta>
</office:document-meta>
</file>